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ingLiU" svg:font-family="MingLiU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style:rel-width="100%" table:align="left"/>
    </style:style>
    <style:style style:name="表格1.A" style:family="table-column">
      <style:table-column-properties style:column-width="8.498cm" style:rel-column-width="32767*"/>
    </style:style>
    <style:style style:name="表格1.A1" style:family="table-cell">
      <style:table-cell-properties style:vertical-align="middle" fo:background-color="#00ff00" style:border-line-width-left="0.002cm 0.088cm 0.002cm" style:border-line-width-top="0.002cm 0.088cm 0.002cm" style:border-line-width-bottom="0.002cm 0.088cm 0.002cm" fo:padding="0.132cm" fo:border-left="0.092cm double #808080" fo:border-right="none" fo:border-top="0.092cm double #808080" fo:border-bottom="0.092cm double #808080">
        <style:background-image/>
      </style:table-cell-properties>
    </style:style>
    <style:style style:name="表格1.B1" style:family="table-cell">
      <style:table-cell-properties style:vertical-align="middle" fo:background-color="#00ff00" style:border-line-width="0.002cm 0.088cm 0.002cm" fo:padding="0.132cm" fo:border="0.092cm double #808080">
        <style:background-image/>
      </style:table-cell-properties>
    </style:style>
    <style:style style:name="表格1.A2" style:family="table-cell">
      <style:table-cell-properties style:vertical-align="middle" style:border-line-width-left="0.002cm 0.088cm 0.002cm" style:border-line-width-bottom="0.002cm 0.088cm 0.002cm" fo:padding="0.132cm" fo:border-left="0.092cm double #808080" fo:border-right="none" fo:border-top="none" fo:border-bottom="0.092cm double #808080"/>
    </style:style>
    <style:style style:name="表格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132cm" fo:border-left="0.092cm double #808080" fo:border-right="0.092cm double #808080" fo:border-top="none" fo:border-bottom="0.092cm double #808080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MingLiU" fo:font-size="9.5pt" style:font-name-asian="MingLiU" style:font-size-asian="9.5pt" style:font-name-complex="MingLiU" style:font-size-complex="9.5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Times New Roman1" style:font-size-asian="14pt" style:font-style-asian="normal" style:font-weight-asian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bold" fo:background-color="#ffff00"/>
    </style:style>
    <style:style style:name="P6" style:family="paragraph" style:parent-style-name="Heading_20_1">
      <style:text-properties fo:font-variant="normal" fo:text-transform="none" fo:color="#000000" style:font-name="Times New Roman1" fo:letter-spacing="normal" fo:font-style="normal"/>
    </style:style>
    <style:style style:name="P7" style:family="paragraph" style:parent-style-name="Table_20_Contents">
      <style:text-properties fo:font-weight="bold"/>
    </style:style>
    <style:style style:name="P8" style:family="paragraph" style:parent-style-name="Preformatted_20_Text">
      <style:paragraph-properties fo:margin-top="0cm" fo:margin-bottom="0.499cm"/>
    </style:style>
    <style:style style:name="T1" style:family="text">
      <style:text-properties style:text-position="-33% 80%" style:font-name="Times New Roman1" fo:font-size="14pt" fo:font-style="normal" fo:font-weight="normal"/>
    </style:style>
    <style:style style:name="T2" style:family="text">
      <style:text-properties style:font-name="Times New Roman1" fo:font-size="14pt" fo:font-style="normal" fo:font-weight="normal"/>
    </style:style>
    <style:style style:name="T3" style:family="text">
      <style:text-properties style:font-name="Times New Roman1" fo:font-size="14pt" fo:language="zh" fo:country="TW" fo:font-style="normal" fo:font-weight="normal"/>
    </style:style>
    <style:style style:name="T4" style:family="text">
      <style:text-properties style:font-name-asian="Times New Roman1" style:font-size-asian="14pt" style:font-style-asian="normal" style:font-weight-asian="normal"/>
    </style:style>
    <style:style style:name="T5" style:family="text">
      <style:text-properties style:font-name-asian="Times New Roman1" style:font-size-asian="14pt" style:language-asian="zh" style:country-asian="TW" style:font-style-asian="normal" style:font-weight-asian="normal"/>
    </style:style>
    <style:style style:name="T6" style:family="text">
      <style:text-properties fo:color="#0000ff" style:font-name="MingLiU" fo:font-size="9.5pt" style:font-name-asian="MingLiU" style:font-size-asian="9.5pt" style:font-name-complex="MingLiU" style:font-size-complex="9.5pt"/>
    </style:style>
    <style:style style:name="T7" style:family="text">
      <style:text-properties style:use-window-font-color="true" style:font-name="MingLiU" fo:font-size="9.5pt" style:font-name-asian="MingLiU" style:font-size-asian="9.5pt" style:font-name-complex="MingLiU" style:font-size-complex="9.5pt"/>
    </style:style>
    <style:style style:name="T8" style:family="text">
      <style:text-properties fo:color="#2b91af" style:font-name="MingLiU" fo:font-size="9.5pt" style:font-name-asian="MingLiU" style:font-size-asian="9.5pt" style:font-name-complex="MingLiU" style:font-size-complex="9.5pt"/>
    </style:style>
    <style:style style:name="T9" style:family="text">
      <style:text-properties fo:color="#a31515" style:font-name="MingLiU" fo:font-size="9.5pt" style:font-name-asian="MingLiU" style:font-size-asian="9.5pt" style:font-name-complex="MingLiU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Q11364: Parking</text:h>
      <text:p text:style-name="P3">在長龍街上購物時，麥可通常在路邊隨便找個地方停車，然後走路去店裡。你可以幫麥可找個停車位，好讓他所走的距離最短嗎？</text:p>
      <text:p text:style-name="P3">長龍街是一條直線，所有的店家及收費停車位都在直線的整數位置上。麥可要去很多家店，但是只想付一次的停車費。他很強壯，不在乎提著很多袋子走路。</text:p>
      <text:p text:style-name="P5">Input</text:p>
      <text:p text:style-name="P4"><text:span text:style-name="T4">輸入的第一行代表測試筆數 </text:span><text:span text:style-name="T2">1&lt;= t &lt;= 100</text:span><text:span text:style-name="T4">，每筆測試有兩行。第一行是麥可要去幾家店 </text:span><text:span text:style-name="T2">1&lt;= n &lt;= 20</text:span><text:span text:style-name="T4">，第二行則是 </text:span><text:span text:style-name="T2">n </text:span><text:span text:style-name="T4">個店家在長龍街上的整數位址 </text:span><text:span text:style-name="T2">0 &lt;= x</text:span><text:span text:style-name="T1">i </text:span><text:span text:style-name="T2">&lt;= 99</text:span><text:span text:style-name="T4">。</text:span><text:span text:style-name="T5">請參考</text:span><text:span text:style-name="T3">Sample Input</text:span><text:span text:style-name="T5">。</text:span></text:p>
      <text:p text:style-name="P5">Output</text:p>
      <text:p text:style-name="P3">每筆測試要輸出一行，印出如果車停得好的話麥可最少需要行走的距離。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7">Sample Input</text:p>
          </table:table-cell>
          <table:table-cell table:style-name="表格1.B1" office:value-type="string">
            <text:p text:style-name="P7">Sample Output</text:p>
          </table:table-cell>
        </table:table-row>
        <table:table-row>
          <table:table-cell table:style-name="表格1.A2" office:value-type="string">
            <text:p text:style-name="Preformatted_20_Text">2 </text:p>
            <text:p text:style-name="Preformatted_20_Text">4 </text:p>
            <text:p text:style-name="Preformatted_20_Text">24 13 89 37 </text:p>
            <text:p text:style-name="Preformatted_20_Text">6 </text:p>
            <text:p text:style-name="P8">7 30 41 14 39 42</text:p>
          </table:table-cell>
          <table:table-cell table:style-name="表格1.B2" office:value-type="string">
            <text:p text:style-name="Preformatted_20_Text">152</text:p>
            <text:p text:style-name="Preformatted_20_Text">70</text:p>
            <text:p text:style-name="Preformatted_20_Text"/>
            <text:p text:style-name="P8"/>
          </table:table-cell>
        </table:table-row>
      </table:table>
      <text:p text:style-name="P3">翻譯：郭兆平</text:p>
      <text:p text:style-name="Standard"/>
      <text:p text:style-name="Standard"/>
      <text:p text:style-name="P1"><text:span text:style-name="T6">Private</text:span><text:span text:style-name="T7"> </text:span><text:span text:style-name="T6">Sub</text:span><text:span text:style-name="T7"> Form1_Load(</text:span><text:span text:style-name="T6">ByVal</text:span><text:span text:style-name="T7"> sender </text:span><text:span text:style-name="T6">As</text:span><text:span text:style-name="T7"> System.</text:span><text:span text:style-name="T8">Object</text:span><text:span text:style-name="T7">, </text:span><text:span text:style-name="T6">ByVal</text:span><text:span text:style-name="T7"> e </text:span><text:span text:style-name="T6">As</text:span><text:span text:style-name="T7"> System.</text:span><text:span text:style-name="T8">EventArgs</text:span><text:span text:style-name="T7">) </text:span><text:span text:style-name="T6">Handles</text:span><text:span text:style-name="T7"> </text:span><text:span text:style-name="T6">MyBase</text:span><text:span text:style-name="T7">.Load</text:span></text:p>
      <text:p text:style-name="P1"><text:span text:style-name="T7"><text:s text:c="8"/>FileOpen(1, </text:span><text:span text:style-name="T9">"in1.txt"</text:span><text:span text:style-name="T7">, 1)</text:span></text:p>
      <text:p text:style-name="P1"><text:span text:style-name="T7"><text:s text:c="8"/>FileOpen(2, </text:span><text:span text:style-name="T9">"out1.txt"</text:span><text:span text:style-name="T7">, 2)</text:span></text:p>
      <text:p text:style-name="P2"/>
      <text:p text:style-name="P1"><text:span text:style-name="T7"><text:s text:c="8"/></text:span><text:span text:style-name="T6">Dim</text:span><text:span text:style-name="T7"> a, b, c, d </text:span><text:span text:style-name="T6">As</text:span><text:span text:style-name="T7"> </text:span><text:span text:style-name="T6">Integer</text:span></text:p>
      <text:p text:style-name="P1"><text:span text:style-name="T7"><text:s text:c="8"/></text:span><text:span text:style-name="T6">Dim</text:span><text:span text:style-name="T7"> f$</text:span></text:p>
      <text:p text:style-name="P2"><text:s text:c="8"/>d = 100</text:p>
      <text:p text:style-name="P2"><text:s text:c="8"/>a = LineInput(1)</text:p>
      <text:p text:style-name="P1"><text:span text:style-name="T7"><text:s text:c="8"/></text:span><text:span text:style-name="T6">For</text:span><text:span text:style-name="T7"> i = 1 </text:span><text:span text:style-name="T6">To</text:span><text:span text:style-name="T7"> a</text:span></text:p>
      <text:p text:style-name="P2"><text:s text:c="12"/>LineInput(1)</text:p>
      <text:p text:style-name="P2"><text:s text:c="12"/>f = LineInput(1)</text:p>
      <text:p text:style-name="P1"><text:span text:style-name="T7"><text:s text:c="12"/></text:span><text:span text:style-name="T6">For</text:span><text:span text:style-name="T7"> j = 1 </text:span><text:span text:style-name="T6">To</text:span><text:span text:style-name="T7"> Len(f)</text:span></text:p>
      <text:p text:style-name="P1"><text:span text:style-name="T7"><text:s text:c="16"/></text:span><text:span text:style-name="T6">Select</text:span><text:span text:style-name="T7"> </text:span><text:span text:style-name="T6">Case</text:span><text:span text:style-name="T7"> Mid(f, j, 1)</text:span></text:p>
      <text:p text:style-name="P1"><text:span text:style-name="T7"><text:s text:c="20"/></text:span><text:span text:style-name="T6">Case</text:span><text:span text:style-name="T7"> </text:span><text:span text:style-name="T9">"0"</text:span><text:span text:style-name="T7"> </text:span><text:span text:style-name="T6">To</text:span><text:span text:style-name="T7"> </text:span><text:span text:style-name="T9">"9"</text:span></text:p>
      <text:p text:style-name="P2"><text:s text:c="24"/>b = b &amp; Mid(f, j, 1)</text:p>
      <text:p text:style-name="P1"><text:span text:style-name="T7"><text:s text:c="20"/></text:span><text:span text:style-name="T6">Case Else</text:span></text:p>
      <text:p text:style-name="P1"><text:span text:style-name="T7"><text:s text:c="24"/></text:span><text:span text:style-name="T6">If</text:span><text:span text:style-name="T7"> b &gt; c </text:span><text:span text:style-name="T6">Then</text:span></text:p>
      <text:p text:style-name="P2"><text:s text:c="28"/>c = b</text:p>
      <text:p text:style-name="P1"><text:span text:style-name="T7"><text:s text:c="24"/></text:span><text:span text:style-name="T6">End</text:span><text:span text:style-name="T7"> </text:span><text:span text:style-name="T6">If</text:span></text:p>
      <text:p text:style-name="P1"><text:span text:style-name="T7"><text:s text:c="24"/></text:span><text:span text:style-name="T6">If</text:span><text:span text:style-name="T7"> b &lt; d </text:span><text:span text:style-name="T6">Then</text:span></text:p>
      <text:p text:style-name="P2"><text:s text:c="28"/>d = b</text:p>
      <text:p text:style-name="P1"><text:span text:style-name="T7"><text:s text:c="24"/></text:span><text:span text:style-name="T6">End</text:span><text:span text:style-name="T7"> </text:span><text:span text:style-name="T6">If</text:span></text:p>
      <text:p text:style-name="P2"><text:s text:c="24"/>b = 0</text:p>
      <text:p text:style-name="P1"><text:span text:style-name="T7"><text:s text:c="16"/></text:span><text:span text:style-name="T6">End</text:span><text:span text:style-name="T7"> </text:span><text:span text:style-name="T6">Select</text:span></text:p>
      <text:p text:style-name="P1"><text:span text:style-name="T7"><text:s text:c="16"/></text:span><text:span text:style-name="T6">If</text:span><text:span text:style-name="T7"> j = Len(f) </text:span><text:span text:style-name="T6">Then</text:span></text:p>
      <text:p text:style-name="P1"><text:soft-page-break/><text:span text:style-name="T7"><text:s text:c="20"/></text:span><text:span text:style-name="T6">If</text:span><text:span text:style-name="T7"> b &gt; c </text:span><text:span text:style-name="T6">Then</text:span></text:p>
      <text:p text:style-name="P2"><text:s text:c="24"/>c = b</text:p>
      <text:p text:style-name="P1"><text:span text:style-name="T7"><text:s text:c="20"/></text:span><text:span text:style-name="T6">End</text:span><text:span text:style-name="T7"> </text:span><text:span text:style-name="T6">If</text:span></text:p>
      <text:p text:style-name="P1"><text:span text:style-name="T7"><text:s text:c="20"/></text:span><text:span text:style-name="T6">If</text:span><text:span text:style-name="T7"> b &lt; d </text:span><text:span text:style-name="T6">Then</text:span></text:p>
      <text:p text:style-name="P2"><text:s text:c="24"/>d = b</text:p>
      <text:p text:style-name="P1"><text:span text:style-name="T7"><text:s text:c="20"/></text:span><text:span text:style-name="T6">End</text:span><text:span text:style-name="T7"> </text:span><text:span text:style-name="T6">If</text:span></text:p>
      <text:p text:style-name="P1"><text:span text:style-name="T7"><text:s text:c="16"/></text:span><text:span text:style-name="T6">End</text:span><text:span text:style-name="T7"> </text:span><text:span text:style-name="T6">If</text:span></text:p>
      <text:p text:style-name="P1"><text:span text:style-name="T7"><text:s text:c="12"/></text:span><text:span text:style-name="T6">Next</text:span></text:p>
      <text:p text:style-name="P2"/>
      <text:p text:style-name="P1"><text:span text:style-name="T7"><text:s text:c="12"/></text:span><text:span text:style-name="T6">If</text:span><text:span text:style-name="T7"> i = a </text:span><text:span text:style-name="T6">Then</text:span></text:p>
      <text:p text:style-name="P2"><text:s text:c="16"/>Print(2, (c - d) * 2)</text:p>
      <text:p text:style-name="P1"><text:span text:style-name="T7"><text:s text:c="12"/></text:span><text:span text:style-name="T6">Else</text:span></text:p>
      <text:p text:style-name="P2"><text:s text:c="16"/>PrintLine(2, (c - d) * 2)</text:p>
      <text:p text:style-name="P1"><text:span text:style-name="T7"><text:s text:c="12"/></text:span><text:span text:style-name="T6">End</text:span><text:span text:style-name="T7"> </text:span><text:span text:style-name="T6">If</text:span></text:p>
      <text:p text:style-name="P2"><text:s text:c="12"/>b = 0</text:p>
      <text:p text:style-name="P2"><text:s text:c="12"/>c = 0</text:p>
      <text:p text:style-name="P2"><text:s text:c="12"/>d = 100</text:p>
      <text:p text:style-name="P1"><text:span text:style-name="T7"><text:s text:c="8"/></text:span><text:span text:style-name="T6">Next</text:span></text:p>
      <text:p text:style-name="P1"><text:span text:style-name="T7"><text:s text:c="4"/></text:span><text:span text:style-name="T6">End</text:span><text:span text:style-name="T7"> </text:span><text:span text:style-name="T6">Sub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ingLiU" svg:font-family="MingLiU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3$Win32 OpenOffice.org_project/413m1$Build-9783</meta:generator>
    <dc:date>2018-01-01T21:16:29.78</dc:date>
    <meta:document-statistic meta:table-count="1" meta:image-count="0" meta:object-count="0" meta:page-count="2" meta:paragraph-count="59" meta:word-count="411" meta:character-count="1588"/>
    <meta:user-defined meta:name="Info 1"/>
    <meta:user-defined meta:name="Info 2"/>
    <meta:user-defined meta:name="Info 3"/>
    <meta:user-defined meta:name="Info 4"/>
  </office:meta>
</office:document-meta>
</file>